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29abe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3996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7" style:family="paragraph" style:parent-style-name="Table_20_Contents">
      <style:paragraph-properties fo:text-align="start" style:justify-single-word="false"/>
      <style:text-properties officeooo:paragraph-rsid="001d65df"/>
    </style:style>
    <style:style style:name="P18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9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0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21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2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T1" style:family="text">
      <style:text-properties officeooo:rsid="00229abe"/>
    </style:style>
    <style:style style:name="T2" style:family="text">
      <style:text-properties style:font-name="Liberation Sans" fo:font-size="12pt" officeooo:rsid="001d65df" style:font-size-asian="12pt" style:font-size-complex="12pt"/>
    </style:style>
    <style:style style:name="T3" style:family="text">
      <style:text-properties style:font-name="Liberation Sans" fo:font-size="12pt" officeooo:rsid="00229abe" style:font-size-asian="12pt" style:font-size-complex="12pt"/>
    </style:style>
    <style:style style:name="T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44d4d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497a5" style:font-size-asian="12pt" style:font-weight-asian="normal" style:font-size-complex="12pt" style:font-weight-complex="normal"/>
    </style:style>
    <style:style style:name="T12" style:family="text">
      <style:text-properties officeooo:rsid="0016f69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f69b" style:font-weight-asian="normal" style:font-weight-complex="normal"/>
    </style:style>
    <style:style style:name="T15" style:family="text">
      <style:text-properties fo:font-weight="normal" officeooo:rsid="00239962" style:font-weight-asian="normal" style:font-weight-complex="normal"/>
    </style:style>
    <style:style style:name="T16" style:family="text">
      <style:text-properties fo:font-weight="normal" officeooo:rsid="00244d4d" style:font-weight-asian="normal" style:font-weight-complex="normal"/>
    </style:style>
    <style:style style:name="T17" style:family="text">
      <style:text-properties officeooo:rsid="00239962"/>
    </style:style>
    <style:style style:name="T18" style:family="text">
      <style:text-properties officeooo:rsid="00244d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7">1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21">Item</text:p>
          </table:table-cell>
          <table:table-cell table:style-name="Style.A1" office:value-type="string">
            <text:p text:style-name="P21">Notes</text:p>
          </table:table-cell>
          <table:table-cell table:style-name="Style.A1" office:value-type="string">
            <text:p text:style-name="P21">Points Possible</text:p>
          </table:table-cell>
          <table:table-cell table:style-name="Style.D1" office:value-type="string">
            <text:p text:style-name="P21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7"><text:span text:style-name="T2">No changes </text:span><text:span text:style-name="T3">other than as directed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6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23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22">Input</text:p>
          </table:table-cell>
          <table:table-cell table:style-name="TestCases.A1" office:value-type="string">
            <text:p text:style-name="P22">Expected Output</text:p>
          </table:table-cell>
          <table:table-cell table:style-name="TestCases.A1" office:value-type="string">
            <text:p text:style-name="P21">Points Possible</text:p>
          </table:table-cell>
          <table:table-cell table:style-name="TestCases.D1" office:value-type="string">
            <text:p text:style-name="P21">Points Earned</text:p>
          </table:table-cell>
        </table:table-row>
        <table:table-row>
          <table:table-cell table:style-name="TestCases.A2" office:value-type="string">
            <text:p text:style-name="P11">Gentry</text:p>
            <text:p text:style-name="P11">A</text:p>
            <text:p text:style-name="P11">1984</text:p>
            <text:p text:style-name="P11">F</text:p>
            <text:p text:style-name="P11">1234</text:p>
          </table:table-cell>
          <table:table-cell table:style-name="TestCases.A2" office:value-type="string">
            <text:p text:style-name="P14"><text:span text:style-name="T18">c</text:span>out: <text:span text:style-name="T14">7-3218 </text:span><text:span text:style-name="T16">7 3</text:span></text:p>
            <text:p text:style-name="P14"><text:span text:style-name="T12">f</text:span>ile:<text:span text:style-name="T13"> Gentry, A, 1984, F, 1234</text:span></text:p>
          </table:table-cell>
          <table:table-cell table:style-name="TestCases.A2" office:value-type="string">
            <text:p text:style-name="P8"><text:span text:style-name="T1">1</text:span>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1">Bob</text:p>
            <text:p text:style-name="P11">J</text:p>
            <text:p text:style-name="P11">1996</text:p>
            <text:p text:style-name="P11">S</text:p>
            <text:p text:style-name="P11">4321</text:p>
          </table:table-cell>
          <table:table-cell table:style-name="TestCases.A2" office:value-type="string">
            <text:p text:style-name="P18"><text:span text:style-name="T6">c</text:span><text:span text:style-name="T5">out: </text:span><text:span text:style-name="T8">29-2306 </text:span><text:span text:style-name="T11">9</text:span><text:span text:style-name="T10"> 2</text:span></text:p>
            <text:p text:style-name="P14"><text:span text:style-name="T12">f</text:span>ile:<text:span text:style-name="T13"> Bob, J, 1996, S, 4321</text:span></text:p>
          </table:table-cell>
          <table:table-cell table:style-name="TestCases.A2" office:value-type="string">
            <text:p text:style-name="P10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1">****</text:p>
            <text:p text:style-name="P12">S</text:p>
            <text:p text:style-name="P12">2021</text:p>
            <text:p text:style-name="P12">F</text:p>
            <text:p text:style-name="P12">9876</text:p>
          </table:table-cell>
          <table:table-cell table:style-name="TestCases.A2" office:value-type="string">
            <text:p text:style-name="P19"><text:span text:style-name="T6">c</text:span><text:span text:style-name="T5">out: </text:span><text:span text:style-name="T8">2</text:span><text:span text:style-name="T9">5-2538 </text:span><text:span text:style-name="T11">5</text:span><text:span text:style-name="T10"> 2</text:span></text:p>
            <text:p text:style-name="P15"><text:span text:style-name="T12">f</text:span><text:span text:style-name="T17">ile</text:span><text:span text:style-name="T9">:</text:span><text:span text:style-name="T15"> ****, S, 2021, F, 9876</text:span></text:p>
          </table:table-cell>
          <table:table-cell table:style-name="TestCases.A2" office:value-type="string">
            <text:p text:style-name="P13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2">1111</text:p>
            <text:p text:style-name="P12">1</text:p>
            <text:p text:style-name="P12">1111</text:p>
            <text:p text:style-name="P12">S</text:p>
            <text:p text:style-name="P12">1111</text:p>
          </table:table-cell>
          <table:table-cell table:style-name="TestCases.A2" office:value-type="string">
            <text:p text:style-name="P19"><text:span text:style-name="T6">c</text:span><text:span text:style-name="T5">out: </text:span><text:span text:style-name="T9">4-2222 </text:span><text:span text:style-name="T10">4 2</text:span></text:p>
            <text:p text:style-name="P20"><text:span text:style-name="T4">file</text:span><text:span text:style-name="T7">: 1111, 1, 1111, S, 1111</text:span></text:p>
          </table:table-cell>
          <table:table-cell table:style-name="TestCases.A2" office:value-type="string">
            <text:p text:style-name="P13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09T10:33:08.819376268</dc:date>
    <meta:editing-duration>PT1H42M13S</meta:editing-duration>
    <meta:editing-cycles>7</meta:editing-cycles>
    <meta:generator>LibreOffice/6.4.5.2$Linux_X86_64 LibreOffice_project/40$Build-2</meta:generator>
    <meta:document-statistic meta:table-count="2" meta:image-count="0" meta:object-count="0" meta:page-count="2" meta:paragraph-count="57" meta:word-count="116" meta:character-count="521" meta:non-whitespace-character-count="462"/>
  </office:meta>
</office:document-meta>
</file>